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s we've seen, both Series and DataFrames can have indices applied to them. The index is essentially a row level label, and in pandas the rows correspond to axis zero. Indices can either be either autogenerated, such as when we create a new Series without an index, in which case we get numeric values, or they can be set explicitly, like when we use the dictionary object to create the series, or when we loaded data from the CSV file and set appropriate parameters. Another option for setting an index is to use the set_index() function. This function takes a list of columns and promotes those columns to an index. In this lecture we'll explore more about how indexes work in pandas.</text:p>
      <text:p text:style-name="Standard"/>
      <text:p text:style-name="Standard"># The set_index() function is a destructive process, and it doesn't keep the current index. </text:p>
      <text:p text:style-name="Standard"># If you want to keep the current index, you need to manually create a new column and copy into </text:p>
      <text:p text:style-name="Standard"># it values from the index attribute.</text:p>
      <text:p text:style-name="Standard">​</text:p>
      <text:p text:style-name="Standard"># Lets import pandas and our admissions dataset</text:p>
      <text:p text:style-name="Standard">import pandas as pd</text:p>
      <text:p text:style-name="Standard">df = pd.read_csv("datasets/Admission_Predict.csv", index_col=0)</text:p>
      <text:p text:style-name="Standard">df.head()</text:p>
      <text:p text:style-name="Standard">GRE Score<text:tab/>TOEFL Score<text:tab/>University Rating<text:tab/>SOP<text:tab/>LOR<text:tab/>CGPA<text:tab/>Research<text:tab/>Chance of Admit</text:p>
      <text:p text:style-name="Standard">Serial No.<text:tab/><text:tab/><text:tab/><text:tab/><text:tab/><text:tab/><text:tab/><text:tab/></text:p>
      <text:p text:style-name="Standard">1<text:tab/>337<text:tab/>118<text:tab/>4<text:tab/>4.5<text:tab/>4.5<text:tab/>9.65<text:tab/>1<text:tab/>0.92</text:p>
      <text:p text:style-name="Standard">2<text:tab/>324<text:tab/>107<text:tab/>4<text:tab/>4.0<text:tab/>4.5<text:tab/>8.87<text:tab/>1<text:tab/>0.76</text:p>
      <text:p text:style-name="Standard">3<text:tab/>316<text:tab/>104<text:tab/>3<text:tab/>3.0<text:tab/>3.5<text:tab/>8.00<text:tab/>1<text:tab/>0.72</text:p>
      <text:p text:style-name="Standard">4<text:tab/>322<text:tab/>110<text:tab/>3<text:tab/>3.5<text:tab/>2.5<text:tab/>8.67<text:tab/>1<text:tab/>0.80</text:p>
      <text:p text:style-name="Standard">5<text:tab/>314<text:tab/>103<text:tab/>2<text:tab/>2.0<text:tab/>3.0<text:tab/>8.21<text:tab/>0<text:tab/>0.65</text:p>
      <text:p text:style-name="Standard"># Let's say that we don't want to index the DataFrame by serial numbers, but instead by the</text:p>
      <text:p text:style-name="Standard"># chance of admit. But lets assume we want to keep the serial number for later. So, lets</text:p>
      <text:p text:style-name="Standard"># preserve the serial number into a new column. We can do this using the indexing operator </text:p>
      <text:p text:style-name="Standard"># on the string that has the column label. Then we can use the set_index to set index </text:p>
      <text:p text:style-name="Standard"># of the column to chance of admit</text:p>
      <text:p text:style-name="Standard">​</text:p>
      <text:p text:style-name="Standard"># So we copy the indexed data into its own column</text:p>
      <text:p text:style-name="Standard">df['Serial Number'] = df.index</text:p>
      <text:p text:style-name="Standard"># Then we set the index to another column</text:p>
      <text:p text:style-name="Standard">df = df.set_index('Chance of Admit ')</text:p>
      <text:p text:style-name="Standard">df.head()</text:p>
      <text:p text:style-name="Standard">GRE Score<text:tab/>TOEFL Score<text:tab/>University Rating<text:tab/>SOP<text:tab/>LOR<text:tab/>CGPA<text:tab/>Research<text:tab/>Serial Number</text:p>
      <text:p text:style-name="Standard">Chance of Admit<text:tab/><text:tab/><text:tab/><text:tab/><text:tab/><text:tab/><text:tab/><text:tab/></text:p>
      <text:p text:style-name="Standard">0.92<text:tab/>337<text:tab/>118<text:tab/>4<text:tab/>4.5<text:tab/>4.5<text:tab/>9.65<text:tab/>1<text:tab/>1</text:p>
      <text:p text:style-name="Standard">0.76<text:tab/>324<text:tab/>107<text:tab/>4<text:tab/>4.0<text:tab/>4.5<text:tab/>8.87<text:tab/>1<text:tab/>2</text:p>
      <text:p text:style-name="Standard">0.72<text:tab/>316<text:tab/>104<text:tab/>3<text:tab/>3.0<text:tab/>3.5<text:tab/>8.00<text:tab/>1<text:tab/>3</text:p>
      <text:p text:style-name="Standard">0.80<text:tab/>322<text:tab/>110<text:tab/>3<text:tab/>3.5<text:tab/>2.5<text:tab/>8.67<text:tab/>1<text:tab/>4</text:p>
      <text:p text:style-name="Standard">0.65<text:tab/>314<text:tab/>103<text:tab/>2<text:tab/>2.0<text:tab/>3.0<text:tab/>8.21<text:tab/>0<text:tab/>5</text:p>
      <text:p text:style-name="Standard"># You'll see that when we create a new index from an existing column the index has a name, </text:p>
      <text:p text:style-name="Standard"># which is the original name of the column.</text:p>
      <text:p text:style-name="Standard">​</text:p>
      <text:p text:style-name="Standard"># We can get rid of the index completely by calling the function reset_index(). This promotes the </text:p>
      <text:p text:style-name="Standard"># index into a column and creates a default numbered index.</text:p>
      <text:p text:style-name="Standard">df = df.reset_index()</text:p>
      <text:p text:style-name="Standard">df.head()</text:p>
      <text:p text:style-name="Standard"><text:soft-page-break/>Chance of Admit<text:tab/>GRE Score<text:tab/>TOEFL Score<text:tab/>University Rating<text:tab/>SOP<text:tab/>LOR<text:tab/>CGPA<text:tab/>Research<text:tab/>Serial Number</text:p>
      <text:p text:style-name="Standard">0<text:tab/>0.92<text:tab/>337<text:tab/>118<text:tab/>4<text:tab/>4.5<text:tab/>4.5<text:tab/>9.65<text:tab/>1<text:tab/>1</text:p>
      <text:p text:style-name="Standard">1<text:tab/>0.76<text:tab/>324<text:tab/>107<text:tab/>4<text:tab/>4.0<text:tab/>4.5<text:tab/>8.87<text:tab/>1<text:tab/>2</text:p>
      <text:p text:style-name="Standard">2<text:tab/>0.72<text:tab/>316<text:tab/>104<text:tab/>3<text:tab/>3.0<text:tab/>3.5<text:tab/>8.00<text:tab/>1<text:tab/>3</text:p>
      <text:p text:style-name="Standard">3<text:tab/>0.80<text:tab/>322<text:tab/>110<text:tab/>3<text:tab/>3.5<text:tab/>2.5<text:tab/>8.67<text:tab/>1<text:tab/>4</text:p>
      <text:p text:style-name="Standard">4<text:tab/>0.65<text:tab/>314<text:tab/>103<text:tab/>2<text:tab/>2.0<text:tab/>3.0<text:tab/>8.21<text:tab/>0<text:tab/>5</text:p>
      <text:p text:style-name="Standard"># One nice feature of Pandas is multi-level indexing. This is similar to composite keys in </text:p>
      <text:p text:style-name="Standard"># relational database systems. To create a multi-level index, we simply call set index and </text:p>
      <text:p text:style-name="Standard"># give it a list of columns that we're interested in promoting to an index.</text:p>
      <text:p text:style-name="Standard">​</text:p>
      <text:p text:style-name="Standard"># Pandas will search through these in order, finding the distinct data and form composite indices.</text:p>
      <text:p text:style-name="Standard"># A good example of this is often found when dealing with geographical data which is sorted by </text:p>
      <text:p text:style-name="Standard"># regions or demographics.</text:p>
      <text:p text:style-name="Standard">​</text:p>
      <text:p text:style-name="Standard"># Let's change data sets and look at some census data for a better example. This data is stored in </text:p>
      <text:p text:style-name="Standard"># the file census.csv and comes from the United States Census Bureau. In particular, this is a </text:p>
      <text:p text:style-name="Standard"># breakdown of the population level data at the US county level. It's a great example of how </text:p>
      <text:p text:style-name="Standard"># different kinds of data sets might be formatted when you're trying to clean them.</text:p>
      <text:p text:style-name="Standard">​</text:p>
      <text:p text:style-name="Standard"># Let's import and see what the data looks like</text:p>
      <text:p text:style-name="Standard">df = pd.read_csv('datasets/census.csv')</text:p>
      <text:p text:style-name="Standard">df.head()</text:p>
      <text:p text:style-name="Standard">SUMLEV<text:tab/>REGION<text:tab/>DIVISION<text:tab/>STATE<text:tab/>COUNTY<text:tab/>STNAME<text:tab/>CTYNAME<text:tab/>CENSUS2010POP<text:tab/>ESTIMATESBASE2010<text:tab/>POPESTIMATE2010<text:tab/>...<text:tab/>RDOMESTICMIG2011<text:tab/>RDOMESTICMIG2012<text:tab/>RDOMESTICMIG2013<text:tab/>RDOMESTICMIG2014<text:tab/>RDOMESTICMIG2015<text:tab/>RNETMIG2011<text:tab/>RNETMIG2012<text:tab/>RNETMIG2013<text:tab/>RNETMIG2014<text:tab/>RNETMIG2015</text:p>
      <text:p text:style-name="Standard">0<text:tab/>40<text:tab/>3<text:tab/>6<text:tab/>1<text:tab/>0<text:tab/>Alabama<text:tab/>Alabama<text:tab/>4779736<text:tab/>4780127<text:tab/>4785161<text:tab/>...<text:tab/>0.002295<text:tab/>-0.193196<text:tab/>0.381066<text:tab/>0.582002<text:tab/>-0.467369<text:tab/>1.030015<text:tab/>0.826644<text:tab/>1.383282<text:tab/>1.724718<text:tab/>0.712594</text:p>
      <text:p text:style-name="Standard">1<text:tab/>50<text:tab/>3<text:tab/>6<text:tab/>1<text:tab/>1<text:tab/>Alabama<text:tab/>Autauga County<text:tab/>54571<text:tab/>54571<text:tab/>54660<text:tab/>...<text:tab/>7.242091<text:tab/>-2.915927<text:tab/>-3.012349<text:tab/>2.265971<text:tab/>-2.530799<text:tab/>7.606016<text:tab/>-2.626146<text:tab/>-2.722002<text:tab/>2.592270<text:tab/>-2.187333</text:p>
      <text:p text:style-name="Standard">2<text:tab/>50<text:tab/>3<text:tab/>6<text:tab/>1<text:tab/>3<text:tab/>Alabama<text:tab/>Baldwin County<text:tab/>182265<text:tab/>182265<text:tab/>183193<text:tab/>...<text:tab/>14.832960<text:tab/>17.647293<text:tab/>21.845705<text:tab/>19.243287<text:tab/>17.197872<text:tab/>15.844176<text:tab/>18.559627<text:tab/>22.727626<text:tab/>20.317142<text:tab/>18.293499</text:p>
      <text:p text:style-name="Standard">3<text:tab/>50<text:tab/>3<text:tab/>6<text:tab/>1<text:tab/>5<text:tab/>Alabama<text:tab/>Barbour County<text:tab/>27457<text:tab/>27457<text:tab/>27341<text:tab/>...<text:tab/>-4.728132<text:tab/>-2.500690<text:tab/>-7.056824<text:tab/>-3.904217<text:tab/>-10.543299<text:tab/>-4.874741<text:tab/>-2.758113<text:tab/>-7.167664<text:tab/>-3.978583<text:tab/>-10.543299</text:p>
      <text:p text:style-name="Standard">4<text:tab/>50<text:tab/>3<text:tab/>6<text:tab/>1<text:tab/>7<text:tab/>Alabama<text:tab/>Bibb County<text:tab/>22915<text:tab/>22919<text:tab/>22861<text:tab/>...<text:tab/>-5.527043<text:tab/>-5.068871<text:tab/>-6.201001<text:tab/>-0.177537<text:tab/>0.177258<text:tab/>-5.088389<text:tab/>-4.363636<text:tab/>-5.403729<text:tab/>0.754533<text:tab/>1.107861</text:p>
      <text:p text:style-name="Standard">5 rows × 100 columns</text:p>
      <text:p text:style-name="Standard"/>
      <text:p text:style-name="Standard"># In this data set there are two summarized levels, one that contains summary </text:p>
      <text:p text:style-name="Standard"># data for the whole country. And one that contains summary data for each state.</text:p>
      <text:p text:style-name="Standard"># I want to see a list of all the unique values in a given column. In this </text:p>
      <text:p text:style-name="Standard"># DataFrame, we see that the possible values for the sum level are using the </text:p>
      <text:p text:style-name="Standard"># unique function on the DataFrame. This is similar to the SQL distinct operator</text:p>
      <text:p text:style-name="Standard">​</text:p>
      <text:p text:style-name="Standard"># Here we can run unique on the sum level of our current DataFrame </text:p>
      <text:p text:style-name="Standard"><text:soft-page-break/>df['SUMLEV'].unique()</text:p>
      <text:p text:style-name="Standard">array([40, 50])</text:p>
      <text:p text:style-name="Standard"># We see that there are only two different values, 40 and 50</text:p>
      <text:p text:style-name="Standard"># Let's exclue all of the rows that are summaries </text:p>
      <text:p text:style-name="Standard"># at the state level and just keep the county data. </text:p>
      <text:p text:style-name="Standard">df=df[df['SUMLEV'] == 50]</text:p>
      <text:p text:style-name="Standard">df.head()</text:p>
      <text:p text:style-name="Standard">SUMLEV<text:tab/>REGION<text:tab/>DIVISION<text:tab/>STATE<text:tab/>COUNTY<text:tab/>STNAME<text:tab/>CTYNAME<text:tab/>CENSUS2010POP<text:tab/>ESTIMATESBASE2010<text:tab/>POPESTIMATE2010<text:tab/>...<text:tab/>RDOMESTICMIG2011<text:tab/>RDOMESTICMIG2012<text:tab/>RDOMESTICMIG2013<text:tab/>RDOMESTICMIG2014<text:tab/>RDOMESTICMIG2015<text:tab/>RNETMIG2011<text:tab/>RNETMIG2012<text:tab/>RNETMIG2013<text:tab/>RNETMIG2014<text:tab/>RNETMIG2015</text:p>
      <text:p text:style-name="Standard">1<text:tab/>50<text:tab/>3<text:tab/>6<text:tab/>1<text:tab/>1<text:tab/>Alabama<text:tab/>Autauga County<text:tab/>54571<text:tab/>54571<text:tab/>54660<text:tab/>...<text:tab/>7.242091<text:tab/>-2.915927<text:tab/>-3.012349<text:tab/>2.265971<text:tab/>-2.530799<text:tab/>7.606016<text:tab/>-2.626146<text:tab/>-2.722002<text:tab/>2.592270<text:tab/>-2.187333</text:p>
      <text:p text:style-name="Standard">2<text:tab/>50<text:tab/>3<text:tab/>6<text:tab/>1<text:tab/>3<text:tab/>Alabama<text:tab/>Baldwin County<text:tab/>182265<text:tab/>182265<text:tab/>183193<text:tab/>...<text:tab/>14.832960<text:tab/>17.647293<text:tab/>21.845705<text:tab/>19.243287<text:tab/>17.197872<text:tab/>15.844176<text:tab/>18.559627<text:tab/>22.727626<text:tab/>20.317142<text:tab/>18.293499</text:p>
      <text:p text:style-name="Standard">3<text:tab/>50<text:tab/>3<text:tab/>6<text:tab/>1<text:tab/>5<text:tab/>Alabama<text:tab/>Barbour County<text:tab/>27457<text:tab/>27457<text:tab/>27341<text:tab/>...<text:tab/>-4.728132<text:tab/>-2.500690<text:tab/>-7.056824<text:tab/>-3.904217<text:tab/>-10.543299<text:tab/>-4.874741<text:tab/>-2.758113<text:tab/>-7.167664<text:tab/>-3.978583<text:tab/>-10.543299</text:p>
      <text:p text:style-name="Standard">4<text:tab/>50<text:tab/>3<text:tab/>6<text:tab/>1<text:tab/>7<text:tab/>Alabama<text:tab/>Bibb County<text:tab/>22915<text:tab/>22919<text:tab/>22861<text:tab/>...<text:tab/>-5.527043<text:tab/>-5.068871<text:tab/>-6.201001<text:tab/>-0.177537<text:tab/>0.177258<text:tab/>-5.088389<text:tab/>-4.363636<text:tab/>-5.403729<text:tab/>0.754533<text:tab/>1.107861</text:p>
      <text:p text:style-name="Standard">5<text:tab/>50<text:tab/>3<text:tab/>6<text:tab/>1<text:tab/>9<text:tab/>Alabama<text:tab/>Blount County<text:tab/>57322<text:tab/>57322<text:tab/>57373<text:tab/>...<text:tab/>1.807375<text:tab/>-1.177622<text:tab/>-1.748766<text:tab/>-2.062535<text:tab/>-1.369970<text:tab/>1.859511<text:tab/>-0.848580<text:tab/>-1.402476<text:tab/>-1.577232<text:tab/>-0.884411</text:p>
      <text:p text:style-name="Standard">5 rows × 100 columns</text:p>
      <text:p text:style-name="Standard"/>
      <text:p text:style-name="Standard"># Also while this data set is interesting for a number of different reasons,</text:p>
      <text:p text:style-name="Standard"># let's reduce the data that we're going to look at to just the total population </text:p>
      <text:p text:style-name="Standard"># estimates and the total number of births. We can do this by creating </text:p>
      <text:p text:style-name="Standard"># a list of column names that we want to keep then project those and </text:p>
      <text:p text:style-name="Standard"># assign the resulting DataFrame to our df variable.</text:p>
      <text:p text:style-name="Standard">​</text:p>
      <text:p text:style-name="Standard">columns_to_keep = ['STNAME','CTYNAME','BIRTHS2010','BIRTHS2011','BIRTHS2012','BIRTHS2013',</text:p>
      <text:p text:style-name="Standard"><text:s text:c="19"/>'BIRTHS2014','BIRTHS2015','POPESTIMATE2010','POPESTIMATE2011',</text:p>
      <text:p text:style-name="Standard"><text:s text:c="19"/>'POPESTIMATE2012','POPESTIMATE2013','POPESTIMATE2014','POPESTIMATE2015']</text:p>
      <text:p text:style-name="Standard">df = df[columns_to_keep]</text:p>
      <text:p text:style-name="Standard">df.head()</text:p>
      <text:p text:style-name="Standard">STNAME<text:tab/>CTYNAME<text:tab/>BIRTHS2010<text:tab/>BIRTHS2011<text:tab/>BIRTHS2012<text:tab/>BIRTHS2013<text:tab/>BIRTHS2014<text:tab/>BIRTHS2015<text:tab/>POPESTIMATE2010<text:tab/>POPESTIMATE2011<text:tab/>POPESTIMATE2012<text:tab/>POPESTIMATE2013<text:tab/>POPESTIMATE2014<text:tab/>POPESTIMATE2015</text:p>
      <text:p text:style-name="Standard">1<text:tab/>Alabama<text:tab/>Autauga County<text:tab/>151<text:tab/>636<text:tab/>615<text:tab/>574<text:tab/>623<text:tab/>600<text:tab/>54660<text:tab/>55253<text:tab/>55175<text:tab/>55038<text:tab/>55290<text:tab/>55347</text:p>
      <text:p text:style-name="Standard">2<text:tab/>Alabama<text:tab/>Baldwin County<text:tab/>517<text:tab/>2187<text:tab/>2092<text:tab/>2160<text:tab/>2186<text:tab/>2240<text:tab/>183193<text:tab/>186659<text:tab/>190396<text:tab/>195126<text:tab/>199713<text:tab/>203709</text:p>
      <text:p text:style-name="Standard">3<text:tab/>Alabama<text:tab/>Barbour County<text:tab/>70<text:tab/>335<text:tab/>300<text:tab/>283<text:tab/>260<text:tab/>269<text:tab/>27341<text:tab/>27226<text:tab/>27159<text:tab/>26973<text:tab/>26815<text:tab/>26489</text:p>
      <text:p text:style-name="Standard"><text:soft-page-break/>4<text:tab/>Alabama<text:tab/>Bibb County<text:tab/>44<text:tab/>266<text:tab/>245<text:tab/>259<text:tab/>247<text:tab/>253<text:tab/>22861<text:tab/>22733<text:tab/>22642<text:tab/>22512<text:tab/>22549<text:tab/>22583</text:p>
      <text:p text:style-name="Standard">5<text:tab/>Alabama<text:tab/>Blount County<text:tab/>183<text:tab/>744<text:tab/>710<text:tab/>646<text:tab/>618<text:tab/>603<text:tab/>57373<text:tab/>57711<text:tab/>57776<text:tab/>57734<text:tab/>57658<text:tab/>57673</text:p>
      <text:p text:style-name="Standard"># The US Census data breaks down population estimates by state and county. We can load the data and </text:p>
      <text:p text:style-name="Standard"># set the index to be a combination of the state and county values and see how pandas handles it in </text:p>
      <text:p text:style-name="Standard"># a DataFrame. We do this by creating a list of the column identifiers we want to have indexed. And then </text:p>
      <text:p text:style-name="Standard"># calling set index with this list and assigning the output as appropriate. We see here that we have </text:p>
      <text:p text:style-name="Standard"># a dual index, first the state name and second the county name.</text:p>
      <text:p text:style-name="Standard">​</text:p>
      <text:p text:style-name="Standard">df = df.set_index(['STNAME', 'CTYNAME'])</text:p>
      <text:p text:style-name="Standard">df.head()</text:p>
      <text:p text:style-name="Standard">BIRTHS2010<text:tab/>BIRTHS2011<text:tab/>BIRTHS2012<text:tab/>BIRTHS2013<text:tab/>BIRTHS2014<text:tab/>BIRTHS2015<text:tab/>POPESTIMATE2010<text:tab/>POPESTIMATE2011<text:tab/>POPESTIMATE2012<text:tab/>POPESTIMATE2013<text:tab/>POPESTIMATE2014<text:tab/>POPESTIMATE2015</text:p>
      <text:p text:style-name="Standard">STNAME<text:tab/>CTYNAME<text:tab/><text:tab/><text:tab/><text:tab/><text:tab/><text:tab/><text:tab/><text:tab/><text:tab/><text:tab/><text:tab/><text:tab/></text:p>
      <text:p text:style-name="Standard">Alabama<text:tab/>Autauga County<text:tab/>151<text:tab/>636<text:tab/>615<text:tab/>574<text:tab/>623<text:tab/>600<text:tab/>54660<text:tab/>55253<text:tab/>55175<text:tab/>55038<text:tab/>55290<text:tab/>55347</text:p>
      <text:p text:style-name="Standard">Baldwin County<text:tab/>517<text:tab/>2187<text:tab/>2092<text:tab/>2160<text:tab/>2186<text:tab/>2240<text:tab/>183193<text:tab/>186659<text:tab/>190396<text:tab/>195126<text:tab/>199713<text:tab/>203709</text:p>
      <text:p text:style-name="Standard">Barbour County<text:tab/>70<text:tab/>335<text:tab/>300<text:tab/>283<text:tab/>260<text:tab/>269<text:tab/>27341<text:tab/>27226<text:tab/>27159<text:tab/>26973<text:tab/>26815<text:tab/>26489</text:p>
      <text:p text:style-name="Standard">Bibb County<text:tab/>44<text:tab/>266<text:tab/>245<text:tab/>259<text:tab/>247<text:tab/>253<text:tab/>22861<text:tab/>22733<text:tab/>22642<text:tab/>22512<text:tab/>22549<text:tab/>22583</text:p>
      <text:p text:style-name="Standard">Blount County<text:tab/>183<text:tab/>744<text:tab/>710<text:tab/>646<text:tab/>618<text:tab/>603<text:tab/>57373<text:tab/>57711<text:tab/>57776<text:tab/>57734<text:tab/>57658<text:tab/>57673</text:p>
      <text:p text:style-name="Standard"># An immediate question which comes up is how we can query this DataFrame. We saw previously that </text:p>
      <text:p text:style-name="Standard"># the loc attribute of the DataFrame can take multiple arguments. And it could query both the </text:p>
      <text:p text:style-name="Standard"># row and the columns. When you use a MultiIndex, you must provide the arguments in order by the </text:p>
      <text:p text:style-name="Standard"># level you wish to query. Inside of the index, each column is called a level and the outermost </text:p>
      <text:p text:style-name="Standard"># column is level zero. </text:p>
      <text:p text:style-name="Standard">​</text:p>
      <text:p text:style-name="Standard"># If we want to see the population results from Washtenaw County in Michigan the state, which is </text:p>
      <text:p text:style-name="Standard"># where I live, the first argument would be Michigan and the second would be Washtenaw County</text:p>
      <text:p text:style-name="Standard">df.loc['Michigan', 'Washtenaw County']</text:p>
      <text:p text:style-name="Standard">BIRTHS2010 <text:s text:c="11"/>977</text:p>
      <text:p text:style-name="Standard">BIRTHS2011 <text:s text:c="10"/>3826</text:p>
      <text:p text:style-name="Standard">BIRTHS2012 <text:s text:c="10"/>3780</text:p>
      <text:p text:style-name="Standard">BIRTHS2013 <text:s text:c="10"/>3662</text:p>
      <text:p text:style-name="Standard">BIRTHS2014 <text:s text:c="10"/>3683</text:p>
      <text:p text:style-name="Standard">BIRTHS2015 <text:s text:c="10"/>3709</text:p>
      <text:p text:style-name="Standard">POPESTIMATE2010 <text:s text:c="3"/>345563</text:p>
      <text:p text:style-name="Standard">POPESTIMATE2011 <text:s text:c="3"/>349048</text:p>
      <text:p text:style-name="Standard">POPESTIMATE2012 <text:s text:c="3"/>351213</text:p>
      <text:p text:style-name="Standard">POPESTIMATE2013 <text:s text:c="3"/>354289</text:p>
      <text:p text:style-name="Standard">POPESTIMATE2014 <text:s text:c="3"/>357029</text:p>
      <text:p text:style-name="Standard">POPESTIMATE2015 <text:s text:c="3"/>358880</text:p>
      <text:p text:style-name="Standard"><text:soft-page-break/>Name: (Michigan, Washtenaw County), dtype: int64</text:p>
      <text:p text:style-name="Standard"># If you are interested in comparing two counties, for example, Washtenaw and Wayne County, we can </text:p>
      <text:p text:style-name="Standard"># pass a list of tuples describing the indices we wish to query into loc. Since we have a MultiIndex </text:p>
      <text:p text:style-name="Standard"># of two values, the state and the county, we need to provide two values as each element of our </text:p>
      <text:p text:style-name="Standard"># filtering list. Each tuple should have two elements, the first element being the first index and </text:p>
      <text:p text:style-name="Standard"># the second element being the second index.</text:p>
      <text:p text:style-name="Standard">​</text:p>
      <text:p text:style-name="Standard"># Therefore, in this case, we will have a list of two tuples, in each tuple, the first element is </text:p>
      <text:p text:style-name="Standard"># Michigan, and the second element is either Washtenaw County or Wayne County</text:p>
      <text:p text:style-name="Standard">​</text:p>
      <text:p text:style-name="Standard">df.loc[ [('Michigan', 'Washtenaw County'),</text:p>
      <text:p text:style-name="Standard"><text:s text:c="9"/>('Michigan', 'Wayne County')] ]</text:p>
      <text:p text:style-name="Standard">BIRTHS2010<text:tab/>BIRTHS2011<text:tab/>BIRTHS2012<text:tab/>BIRTHS2013<text:tab/>BIRTHS2014<text:tab/>BIRTHS2015<text:tab/>POPESTIMATE2010<text:tab/>POPESTIMATE2011<text:tab/>POPESTIMATE2012<text:tab/>POPESTIMATE2013<text:tab/>POPESTIMATE2014<text:tab/>POPESTIMATE2015</text:p>
      <text:p text:style-name="Standard">STNAME<text:tab/>CTYNAME<text:tab/><text:tab/><text:tab/><text:tab/><text:tab/><text:tab/><text:tab/><text:tab/><text:tab/><text:tab/><text:tab/><text:tab/></text:p>
      <text:p text:style-name="Standard">Michigan<text:tab/>Washtenaw County<text:tab/>977<text:tab/>3826<text:tab/>3780<text:tab/>3662<text:tab/>3683<text:tab/>3709<text:tab/>345563<text:tab/>349048<text:tab/>351213<text:tab/>354289<text:tab/>357029<text:tab/>358880</text:p>
      <text:p text:style-name="Standard">Wayne County<text:tab/>5918<text:tab/>23819<text:tab/>23270<text:tab/>23377<text:tab/>23607<text:tab/>23586<text:tab/>1815199<text:tab/>1801273<text:tab/>1792514<text:tab/>1775713<text:tab/>1766008<text:tab/>1759335</text:p>
      <text:p text:style-name="Standard">Okay so that's how hierarchical indices work in a nutshell. They're a special part of the pandas library which I think can make management and reasoning about data easier. Of course hierarchical labeling isn't just for rows. For example, you can transpose this matrix and now have hierarchical column labels. And projecting a single column which has these labels works exactly the way you would expect it to. Now, in reality, I don't tend to use hierarchical indicies very much, and instead just keep everything as columns and manipulate those. But, it's a unique and sophisticated aspect of pandas that is useful to know, especially if viewing your data in a tabular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3T15:09:03.817739712</meta:creation-date>
    <dc:date>2021-02-23T15:10:12.800346324</dc:date>
    <meta:editing-duration>PT1M11S</meta:editing-duration>
    <meta:editing-cycles>1</meta:editing-cycles>
    <meta:document-statistic meta:table-count="0" meta:image-count="0" meta:object-count="0" meta:page-count="5" meta:paragraph-count="161" meta:word-count="1895" meta:character-count="11475" meta:non-whitespace-character-count="9515"/>
    <meta:generator>LibreOffice/6.0.7.3$Linux_X86_64 LibreOffice_project/00m0$Build-3</meta:generator>
  </office:meta>
</office:document-meta>
</file>